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6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8dca4"/>
    </style:style>
    <style:style style:name="P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8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f0a44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e181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39f3c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18" style:family="paragraph" style:parent-style-name="Text_20_body">
      <style:paragraph-properties fo:background-color="#ffffff">
        <style:background-image/>
      </style:paragraph-properties>
    </style:style>
    <style:style style:name="P19" style:family="paragraph" style:parent-style-name="Text_20_body">
      <style:paragraph-properties fo:background-color="#ffffff">
        <style:background-image/>
      </style:paragraph-properties>
      <style:text-properties officeooo:paragraph-rsid="0010b8bc"/>
    </style:style>
    <style:style style:name="P20" style:family="paragraph" style:parent-style-name="Text_20_body">
      <style:paragraph-properties fo:background-color="#ffffff">
        <style:background-image/>
      </style:paragraph-properties>
      <style:text-properties officeooo:paragraph-rsid="001e181e"/>
    </style:style>
    <style:style style:name="P21" style:family="paragraph" style:parent-style-name="Text_20_body">
      <style:paragraph-properties fo:background-color="#ffffff">
        <style:background-image/>
      </style:paragraph-properties>
      <style:text-properties officeooo:paragraph-rsid="00225f8d"/>
    </style:style>
    <style:style style:name="P22" style:family="paragraph" style:parent-style-name="Text_20_body">
      <style:paragraph-properties fo:background-color="#ffffff">
        <style:background-image/>
      </style:paragraph-properties>
      <style:text-properties officeooo:paragraph-rsid="0028dca4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size-asian="11pt" style:font-size-complex="11pt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font-size="11pt" style:font-size-asian="11pt" style:font-size-complex="11pt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font-size="11pt" officeooo:paragraph-rsid="00247e78" style:font-size-asian="11pt" style:font-size-complex="11pt"/>
    </style:style>
    <style:style style:name="P29" style:family="paragraph" style:parent-style-name="Table_20_Contents">
      <style:paragraph-properties fo:background-color="#ffffff">
        <style:background-image/>
      </style:paragraph-properties>
    </style:style>
    <style:style style:name="P3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3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3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11pt" officeooo:paragraph-rsid="00257c8f" style:font-size-asian="11pt" style:font-size-complex="11pt"/>
    </style:style>
    <style:style style:name="P33" style:family="paragraph" style:parent-style-name="Standard">
      <style:paragraph-properties fo:background-color="#ffffff">
        <style:background-image/>
      </style:paragraph-properties>
      <style:text-properties fo:font-size="16pt" officeooo:rsid="0019368e" style:font-size-asian="16pt" style:font-size-complex="16pt"/>
    </style:style>
    <style:style style:name="P34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386013"/>
    </style:style>
    <style:style style:name="P35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8490a" officeooo:paragraph-rsid="0038490a"/>
    </style:style>
    <style:style style:name="P36" style:family="paragraph" style:parent-style-name="Preformatted_20_Text">
      <style:text-properties style:font-name="Courier 10 Pitch" fo:font-size="11pt" officeooo:paragraph-rsid="0039c43e" style:font-name-asian="DejaVu Sans Mono" style:font-size-asian="11pt" style:font-name-complex="Liberation Mono" style:font-size-complex="11pt"/>
    </style:style>
    <style:style style:name="P37" style:family="paragraph" style:parent-style-name="Preformatted_20_Text">
      <style:text-properties officeooo:paragraph-rsid="0039c43e"/>
    </style:style>
    <style:style style:name="P38" style:family="paragraph" style:parent-style-name="Preformatted_20_Text">
      <style:paragraph-properties fo:background-color="#ffffff">
        <style:background-image/>
      </style:paragraph-properties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officeooo:rsid="003c128f" officeooo:paragraph-rsid="003c128f"/>
    </style:style>
    <style:style style:name="P41" style:family="paragraph" style:parent-style-name="Preformatted_20_Text">
      <style:paragraph-properties fo:margin-top="0in" fo:margin-bottom="0.1965in" style:contextual-spacing="false"/>
      <style:text-properties style:font-name="Courier 10 Pitch" fo:font-size="11pt" officeooo:paragraph-rsid="0039c43e" style:font-name-asian="DejaVu Sans Mono" style:font-size-asian="11pt" style:font-name-complex="Liberation Mono" style:font-size-complex="11pt"/>
    </style:style>
    <style:style style:name="P4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4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officeooo:rsid="00386013"/>
    </style:style>
    <style:style style:name="T3" style:family="text">
      <style:text-properties fo:font-variant="normal" fo:text-transform="none" fo:color="#333333" style:font-name="Helvetica Neue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 style:font-name-asian="DejaVu Sans" style:font-size-asian="14pt" style:font-weight-asian="bold" style:font-name-complex="DejaVu Sans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333333" style:font-name="Helvetica Neue" fo:font-size="14pt" fo:letter-spacing="normal" fo:font-style="normal" fo:font-weight="bold" officeooo:rsid="0028dca4" style:font-name-asian="DejaVu Sans" style:font-size-asian="14pt" style:font-weight-asian="bold" style:font-name-complex="DejaVu Sans" style:font-size-complex="14pt" style:font-weight-complex="bold"/>
    </style:style>
    <style:style style:name="T9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490a" style:text-blinking="false" fo:background-color="transparent" loext:char-shading-value="0" style:font-size-asian="9pt" style:font-size-complex="9pt"/>
    </style:style>
    <style:style style:name="T10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6013" style:text-blinking="false" fo:background-color="transparent" loext:char-shading-value="0" style:font-size-asian="9pt" style:font-size-complex="9pt"/>
    </style:style>
    <style:style style:name="T11" style:family="text">
      <style:text-properties style:font-name="Courier 10 Pitch" fo:font-size="20pt" style:font-size-asian="20pt" style:font-size-complex="20pt"/>
    </style:style>
    <style:style style:name="T12" style:family="text">
      <style:text-properties style:font-name="Courier 10 Pitch" fo:font-size="20pt" officeooo:rsid="0010b8bc" style:font-size-asian="20pt" style:font-size-complex="20pt"/>
    </style:style>
    <style:style style:name="T13" style:family="text">
      <style:text-properties style:font-name="Courier 10 Pitch" fo:font-size="20pt" officeooo:rsid="0010e5e0" style:font-size-asian="20pt" style:font-size-complex="20pt"/>
    </style:style>
    <style:style style:name="T14" style:family="text">
      <style:text-properties style:font-name="Courier 10 Pitch" fo:font-size="20pt" officeooo:rsid="001ce7fa" style:font-size-asian="20pt" style:font-size-complex="20pt"/>
    </style:style>
    <style:style style:name="T15" style:family="text">
      <style:text-properties style:font-name="Courier 10 Pitch" fo:font-size="20pt" officeooo:rsid="001e181e" style:font-size-asian="20pt" style:font-size-complex="20pt"/>
    </style:style>
    <style:style style:name="T16" style:family="text">
      <style:text-properties style:font-name="Courier 10 Pitch" fo:font-size="20pt" officeooo:rsid="00225f8d" style:font-size-asian="20pt" style:font-size-complex="20pt"/>
    </style:style>
    <style:style style:name="T17" style:family="text">
      <style:text-properties style:font-name="Courier 10 Pitch" fo:font-size="20pt" officeooo:rsid="00239f3c" style:font-size-asian="20pt" style:font-size-complex="20pt"/>
    </style:style>
    <style:style style:name="T18" style:family="text">
      <style:text-properties style:font-name="Courier 10 Pitch" fo:font-size="16pt" officeooo:rsid="001ce7fa" style:font-size-asian="16pt" style:font-size-complex="16pt"/>
    </style:style>
    <style:style style:name="T19" style:family="text">
      <style:text-properties style:font-name="Courier 10 Pitch" fo:font-size="16pt" officeooo:rsid="0032fa94" style:font-size-asian="16pt" style:font-size-complex="16pt"/>
    </style:style>
    <style:style style:name="T20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1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2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4" style:family="text">
      <style:text-properties style:font-name="Courier 10 Pitch" fo:font-size="16pt" fo:font-weight="normal" officeooo:rsid="0028dca4" style:font-size-asian="16pt" style:font-weight-asian="normal" style:font-size-complex="16pt" style:font-weight-complex="normal"/>
    </style:style>
    <style:style style:name="T25" style:family="text">
      <style:text-properties style:font-name="Courier 10 Pitch" fo:font-size="16pt" fo:font-weight="normal" officeooo:rsid="00225f8d" style:font-size-asian="16pt" style:font-weight-asian="normal" style:font-size-complex="16pt" style:font-weight-complex="normal"/>
    </style:style>
    <style:style style:name="T26" style:family="text">
      <style:text-properties style:font-name="Courier 10 Pitch" fo:font-size="16pt" fo:font-weight="normal" officeooo:rsid="00247e78" style:font-size-asian="16pt" style:font-weight-asian="normal" style:font-size-complex="16pt" style:font-weight-complex="normal"/>
    </style:style>
    <style:style style:name="T27" style:family="text">
      <style:text-properties style:font-name="Courier 10 Pitch" fo:font-size="16pt" fo:font-weight="normal" officeooo:rsid="0010e5e0" style:font-size-asian="16pt" style:font-weight-asian="normal" style:font-size-complex="16pt" style:font-weight-complex="normal"/>
    </style:style>
    <style:style style:name="T28" style:family="text">
      <style:text-properties style:font-name="Courier 10 Pitch" fo:font-size="16pt" fo:font-weight="normal" officeooo:rsid="0032fa94" style:font-size-asian="16pt" style:font-weight-asian="normal" style:font-size-complex="16pt" style:font-weight-complex="normal"/>
    </style:style>
    <style:style style:name="T29" style:family="text">
      <style:text-properties style:font-name="Courier 10 Pitch" fo:font-size="10pt" officeooo:rsid="0010e5e0" style:font-size-asian="10pt" style:font-size-complex="10pt"/>
    </style:style>
    <style:style style:name="T30" style:family="text">
      <style:text-properties style:font-name="Courier 10 Pitch" fo:font-size="10pt" officeooo:rsid="001ca14f" style:font-size-asian="10pt" style:font-size-complex="10pt"/>
    </style:style>
    <style:style style:name="T31" style:family="text">
      <style:text-properties style:font-name="Courier 10 Pitch" fo:font-size="10pt" officeooo:rsid="001f0a44" style:font-size-asian="10pt" style:font-size-complex="10pt"/>
    </style:style>
    <style:style style:name="T32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33" style:family="text">
      <style:text-properties style:font-name="Courier 10 Pitch" fo:font-size="11pt" officeooo:rsid="00386013" style:font-name-asian="DejaVu Sans Mono" style:font-size-asian="11pt" style:font-name-complex="Liberation Mono" style:font-size-complex="11pt"/>
    </style:style>
    <style:style style:name="T34" style:family="text">
      <style:text-properties officeooo:rsid="001ce7fa"/>
    </style:style>
    <style:style style:name="T35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6" style:family="text">
      <style:text-properties style:font-name="Consolas" fo:font-size="11pt" style:font-size-asian="11pt" style:font-size-complex="11pt"/>
    </style:style>
    <style:style style:name="T37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38" style:family="text">
      <style:text-properties officeooo:rsid="00257c8f"/>
    </style:style>
    <style:style style:name="T39" style:family="text">
      <style:text-properties officeooo:rsid="002aaa74"/>
    </style:style>
    <style:style style:name="T40" style:family="text">
      <style:text-properties officeooo:rsid="00386013"/>
    </style:style>
    <style:style style:name="T41" style:family="text">
      <style:text-properties officeooo:rsid="0039c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La bombe humaine</text:h>
      <text:h text:style-name="P2" text:outline-level="3">Téléphone</text:h>
      <text:p text:style-name="P34"><text:span text:style-name="T1">Source</text:span><text:span text:style-name="T2">s</text:span><text:span text:style-name="T1"> : <text:tab/></text:span><text:a xlink:type="simple" xlink:href="https://www.youtube.com/watch?v=Lpj8osa32-8">https://www.youtube.com/watch?v=Lpj8osa32-8</text:a><text:span text:style-name="T9"><text:line-break/> <text:s text:c="20"/><text:tab/></text:span><text:a xlink:type="simple" xlink:href="http://www.guitaretab.com/t/telephone/19122.html">http://www.guitaretab.com/t/telephone/19122.html</text:a><text:span text:style-name="T10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</table:table-row>
      </table:table>
      <text:p text:style-name="P33"/>
      <text:h text:style-name="P4" text:outline-level="3"><text:bookmark text:name="user-content-introcouplet"/><text:span text:style-name="T3">Intro</text:span></text:h>
      <text:p text:style-name="P37"><text:span text:style-name="T32">|-----------------|-----------------</text:span><text:span text:style-name="T33">|</text:span></text:p>
      <text:p text:style-name="P36">|---------2-------|---------<text:span text:style-name="T41">3</text:span>-------<text:span text:style-name="T40">|</text:span></text:p>
      <text:p text:style-name="P36">|-----2-----2---<text:span text:style-name="T40">2</text:span>-|-----<text:span text:style-name="T41">2</text:span>-----<text:span text:style-name="T41">2</text:span>---<text:span text:style-name="T41">2</text:span>-<text:span text:style-name="T40">|</text:span></text:p>
      <text:p text:style-name="P36">|---2---2-----2---|---<text:span text:style-name="T41">3</text:span>---<text:span text:style-name="T41">3</text:span>-----<text:span text:style-name="T41">3</text:span>---<text:span text:style-name="T40">|</text:span></text:p>
      <text:p text:style-name="P36">|-0---------------|-<text:span text:style-name="T41">0</text:span>---------------<text:span text:style-name="T40">|</text:span></text:p>
      <text:p text:style-name="P41">|-----------------|-----------------<text:span text:style-name="T40">| <text:s/>x4</text:span></text:p>
      <text:p text:style-name="P36">|-----------------|-<text:span text:style-name="T41">3</text:span>---------------<text:span text:style-name="T40">|</text:span></text:p>
      <text:p text:style-name="P36">|---------<text:span text:style-name="T41">3</text:span>-------|---<text:span text:style-name="T41">3</text:span>-------------<text:span text:style-name="T40">|</text:span></text:p>
      <text:p text:style-name="P36">|-----2-----2---<text:span text:style-name="T40">2</text:span>-|-----<text:span text:style-name="T41">2</text:span>-----------<text:span text:style-name="T40">|</text:span></text:p>
      <text:p text:style-name="P36">|---<text:span text:style-name="T41">3</text:span>---<text:span text:style-name="T41">3</text:span>-----<text:span text:style-name="T41">3</text:span>---|-----------------<text:span text:style-name="T40">|</text:span></text:p>
      <text:p text:style-name="P36">|-0---------------|-----------------<text:span text:style-name="T40">|</text:span></text:p>
      <text:p text:style-name="P38"/>
      <text:h text:style-name="Heading_20_3" text:outline-level="3"><text:span text:style-name="T5">Couplets</text:span></text:h>
      <text:p text:style-name="P40"/>
      <text:p text:style-name="P38"><text:span text:style-name="T36">drillon pour ses vingt ans</text:span></text:p>
      <text:p text:style-name="P24"/>
      <text:p text:style-name="P24">Est la plus jolie des enfants</text:p>
      <text:p text:style-name="P24"/>
      <text:p text:style-name="P24">Son bel amant, le prince charmant</text:p>
      <text:p text:style-name="P2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28T22:03:08.323271834</dc:date>
    <meta:editing-duration>P6DT8H57M36S</meta:editing-duration>
    <meta:editing-cycles>47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82" meta:character-count="666" meta:non-whitespace-character-count="621"/>
  </office:meta>
</office:document-meta>
</file>